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4.2.1 <text:span text:style-name="T1">Planejar a Atividade de Engenharia de Requisitos</text:span></text:p>
      <text:p text:style-name="P1"/>
      <text:p text:style-name="P1"/>
      <text:p text:style-name="P3">4.2.1.2 <text:s/><text:span text:style-name="T1">Planejar a Gerência de Requisitos </text:span></text:p>
      <text:p text:style-name="P2"/>
      <text:p text:style-name="P4">Benefícios de um gerenciamento de requisitos apropriado e objetivo da atividade<text:tab/><text:tab/>p. 83</text:p>
      <text:p text:style-name="P4">Comentário sobre a escolha da técnica de rastreamento antes da descrição do requisitos<text:tab/>p. 83 </text:p>
      <text:p text:style-name="P4">Os atributos <text:s/>dos requisitos<text:tab/><text:tab/><text:tab/><text:tab/><text:tab/><text:tab/><text:tab/><text:tab/><text:tab/>p. 83</text:p>
      <text:p text:style-name="P4">O que define o Plano de Gerência de <text:s/>Requisitos?<text:tab/><text:tab/><text:tab/><text:tab/><text:tab/><text:tab/>p. 83</text:p>
      <text:p text:style-name="P4">Citação de pesquisadores de técnicas de gerencia de requisitos<text:tab/><text:tab/><text:tab/><text:tab/>p. 84</text:p>
      <text:p text:style-name="P4">Informação do que é necessário para a utilização da abordagem de Toranzo<text:tab/><text:tab/>p. 84</text:p>
      <text:p text:style-name="P4"/>
      <text:p text:style-name="Standard">4.2.1.3 <text:span text:style-name="T1">Planejar a Validação de Requisitos</text:span></text:p>
      <text:p text:style-name="Standard"/>
      <text:p text:style-name="Standard">Definição do objetivo da atividade e o que define o plano <text:tab/><text:tab/><text:tab/><text:tab/>p. 84</text:p>
      <text:p text:style-name="Standard">A importância do desenvolvimento do plano com base nas técnicas escolhidas<text:tab/>p. 85</text:p>
      <text:p text:style-name="Standard">Comentário para quando a técnica de validação escolhida for a <text:span text:style-name="T2">revisão<text:tab/><text:tab/></text:span><text:span text:style-name="T3">p. 85 </text:span><text:s/></text:p>
      <text:p text:style-name="P4"/>
      <text:p text:style-name="P3"/>
      <text:p text:style-name="P3">4.2.1.4 <text:span text:style-name="T1">Definir a Visão do Sistema</text:span></text:p>
      <text:p text:style-name="P4">Os objetivos do Documento de Visão e o que ele deve definir <text:tab/><text:tab/><text:tab/>p. 85</text:p>
      <text:p text:style-name="P4">Apresentação do Template do documento de Visão <text:tab/><text:tab/><text:tab/><text:tab/><text:tab/>p. 86</text:p>
      <text:p text:style-name="P4"/>
      <text:p text:style-name="P4"><text:tab/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8T16:12:11</meta:creation-date>
    <dc:date>2011-01-18T16:18:26</dc:date>
    <meta:editing-cycles>5</meta:editing-cycles>
    <meta:editing-duration>PT6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158" meta:character-count="955"/>
  </office:meta>
</office:document-meta>
</file>